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80000001FBF356B4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FreeSans2" svg:font-family="FreeSans" style:font-family-generic="swiss"/>
    <style:font-face style:name="Liberation Mono" svg:font-family="'Liberation Mono'" style:font-family-generic="modern" style:font-pitch="fixed"/>
    <style:font-face style:name="Arial2" svg:font-family="Arial"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roid Sans" svg:font-family="'Droid Sans'" style:font-family-generic="system" style:font-pitch="variable"/>
    <style:font-face style:name="FreeSans1" svg:font-family="FreeSans" style:font-family-generic="system" style:font-pitch="variable"/>
  </office:font-face-decls>
  <office:automatic-styles>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Droid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style:font-name="Arial2" style:font-name-asian="Arial2" style:font-name-complex="Arial2"/>
    </style:style>
    <style:style style:name="T2"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3" style:family="text">
      <style:text-properties style:use-window-font-color="true"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aller de processing primera pantalla 2014</text:h>
      <text:p text:style-name="Standard"><draw:frame text:anchor-type="paragraph" draw:z-index="0" draw:style-name="gr1" draw:text-style-name="P1" svg:width="3.465cm" svg:height="1.22cm" svg:x="11.502cm" svg:y="0.127cm"><draw:image xlink:href="Pictures/10000000000000580000001FBF356B46.png" xlink:type="simple" xlink:show="embed" xlink:actuate="onLoad"><text:p/></draw:image></draw:frame><text:span text:style-name="T2">Esta obra está bajo una </text:span><text:span text:style-name="T3">licencia de Creative Commons</text:span></text:p>
      <text:p text:style-name="Standard"><text:a xlink:type="simple" xlink:href="http://creativecommons.org/licenses/by-sa/4.0/">Reconocimiento-CompartirIgual 4.0 Internacional</text:a><text:span text:style-name="T3">.</text:span></text:p>
      <text:h text:style-name="Heading_20_2" text:outline-level="2">Primeros pasos</text:h>
      <text:p text:style-name="Text_20_body">Vamos a ir siguiendo los pasos juntos, con ayuda de sketchpad.</text:p>
      <text:p text:style-name="Text_20_body"><text:a xlink:type="simple" xlink:href="http://studio.sketchpad.cc/primerapantalla2014">http://studio.sketchpad.cc/primerapantalla2014</text:a></text:p>
      <text:h text:style-name="Heading_20_3" text:outline-level="3">Dibujamos una línea desde 0,0 hasta 100,100.</text:h>
      <text:p text:style-name="codigo">line(0,0,100,100);</text:p>
      <text:h text:style-name="Heading_20_3" text:outline-level="3">Estructura básica de un programa</text:h>
      <text:p text:style-name="Text_20_body">Los programas que hemos hecho hasta ahora son programas estáticos. Esto significa que nunca cambian. Se ejecutan una única vez y cuando llegan a la última línea de código, se paran.</text:p>
      <text:p text:style-name="Text_20_body">Si queremos que un programa sea interactivo, sólo es posible si la ejecución es continua. Vamos a usar dos funciones que tiene processing .Una de ellas se llama <text:span text:style-name="c_5f_codigo">setup</text:span> y lo que pongamos dentro sólo se ejecuta una vez, al principio de todo. La segunda se llama <text:span text:style-name="c_5f_codigo">draw</text:span> y se ejecuta de forma continua 60 veces por segundo (esto se puede cambiar, lo veremos después).</text:p>
      <text:p text:style-name="codigo">void setup(){</text:p>
      <text:p text:style-name="codigo"><text:s text:c="2"/>size(300,300);</text:p>
      <text:p text:style-name="codigo">}</text:p>
      <text:p text:style-name="codigo"/>
      <text:p text:style-name="codigo">void draw(){</text:p>
      <text:p text:style-name="codigo"><text:s text:c="2"/>line(0,0,300,300);</text:p>
      <text:p text:style-name="codigo">}</text:p>
      <text:h text:style-name="Heading_20_3" text:outline-level="3">Línea hasta la posición del ratón</text:h>
      <text:p text:style-name="Text_20_body">Veamos cómo añadirle ahora interactividad. Vamos a usar las variables <text:span text:style-name="c_5f_codigo">mouseX</text:span> y <text:span text:style-name="c_5f_codigo">mouseY</text:span> que nos van a dar la posición actual del ratón.</text:p>
      <text:p text:style-name="codigo"><text:bookmark-start text:name="__DdeLink__31_279822651"/><text:span text:style-name="c_5f_codigo">void</text:span> setup(){</text:p>
      <text:p text:style-name="codigo"><text:s text:c="2"/>size(300,300);</text:p>
      <text:p text:style-name="codigo">}</text:p>
      <text:p text:style-name="codigo"/>
      <text:p text:style-name="codigo">void draw(){</text:p>
      <text:p text:style-name="codigo"><text:s text:c="2"/>line(0,0,mouseX,mouseY);</text:p>
      <text:p text:style-name="codigo">}<text:bookmark-end text:name="__DdeLink__31_279822651"/></text:p>
      <text:h text:style-name="Heading_20_3" text:outline-level="3">Dibujar un circulo en la posición del ratón</text:h>
      <text:p text:style-name="Text_20_body">Podemos pintar otras formas, como por ejemplo elipses y circunferencias.</text:p>
      <text:p text:style-name="codigo"><text:bookmark-start text:name="__DdeLink__319_958844290"/>void setup(){</text:p>
      <text:p text:style-name="codigo"><text:s text:c="2"/>size(300,300);</text:p>
      <text:p text:style-name="codigo"><text:s text:c="2"/>noStroke(); // no pintamos linea de contorno</text:p>
      <text:p text:style-name="codigo">}</text:p>
      <text:p text:style-name="codigo">void draw(){</text:p>
      <text:p text:style-name="codigo"><text:s text:c="2"/>background(255); // borra todo y fondo en blanco</text:p>
      <text:p text:style-name="codigo"><text:s text:c="2"/>fill(255,0,0); // color para relleno rojo</text:p>
      <text:p text:style-name="codigo"><text:s text:c="2"/>ellipse(mouseX,mouseY,10,10);</text:p>
      <text:p text:style-name="codigo">}<text:bookmark-end text:name="__DdeLink__319_958844290"/></text:p>
      <text:h text:style-name="Heading_20_3" text:outline-level="3"><text:soft-page-break/>Dibujar sólo si el ratón está pulsado</text:h>
      <text:p text:style-name="Text_20_body">Si queremos que pinte sólo cuando el ratón está pulsado, tendremos que leer el estado del ratón en la variable <text:span text:style-name="c_5f_codigo">mousePressed</text:span>.</text:p>
      <text:p text:style-name="codigo">void setup(){</text:p>
      <text:p text:style-name="codigo"><text:s text:c="2"/>size(300,300);</text:p>
      <text:p text:style-name="codigo"><text:s text:c="2"/>noStroke(); // no pintamos linea de contorno</text:p>
      <text:p text:style-name="codigo">}</text:p>
      <text:p text:style-name="codigo"/>
      <text:p text:style-name="codigo">void draw(){</text:p>
      <text:p text:style-name="codigo"><text:s text:c="2"/>fill(255,0,0); // color para relleno rojo</text:p>
      <text:p text:style-name="codigo"><text:s text:c="2"/>if (mousePressed){</text:p>
      <text:p text:style-name="codigo"><text:s text:c="4"/>ellipse(mouseX,mouseY,10,10);</text:p>
      <text:p text:style-name="codigo"><text:s text:c="2"/>}</text:p>
      <text:p text:style-name="codigo">}</text:p>
      <text:h text:style-name="Heading_20_2" text:outline-level="2">Fondo contínuo que va pasando</text:h>
      <text:p text:style-name="Text_20_body">Vamos a ver cómo hacer que nuestro minijuego tenga un fondo que va pasando de forma contínua de derecha a izquierda. Esto genera la sensación de que nuestro personaje va hacia la derecha, aunque lo pintemos siempre en el mismo sitio. Nosotros entonces, sólo controlaremos el movimiento vertical de nuestro personaje. Comenzaremos pintando una elipse que se mueva como el fondo y luego usaremos la misma estructura pero pintando el fondo.</text:p>
      <text:h text:style-name="Heading_20_3" text:outline-level="3">Elipse que va de derecha a izquierda</text:h>
      <text:p text:style-name="Text_20_body">Introducimos el concepto de variable. Almacenamos en la variable <text:span text:style-name="c_5f_codigo">fondoX</text:span> la posición en la coordenada X del círculo. Vamos a ir pintando un círculo y después desplazándolo por la pantalla hacia la izquierda, para eso cada vez que se ejecute <text:span text:style-name="c_5f_codigo">draw</text:span>, <text:span text:style-name="c_5f_codigo">fondoX</text:span> valdra un pixel menos. Si queremos que vaya más deprisa, podemos probar a restarle dos o más.</text:p>
      <text:p text:style-name="codigo">int fondoX;</text:p>
      <text:p text:style-name="codigo"/>
      <text:p text:style-name="codigo">void setup(){</text:p>
      <text:p text:style-name="codigo"><text:s text:c="2"/>size(300,300);</text:p>
      <text:p text:style-name="codigo"><text:s text:c="2"/>noStroke();</text:p>
      <text:p text:style-name="codigo"><text:s text:c="2"/>fondoX = 300;</text:p>
      <text:p text:style-name="codigo">}</text:p>
      <text:p text:style-name="codigo"/>
      <text:p text:style-name="codigo">void draw(){</text:p>
      <text:p text:style-name="codigo"><text:s text:c="2"/>background(255);</text:p>
      <text:p text:style-name="codigo"><text:s text:c="2"/>fill(255,0,0);</text:p>
      <text:p text:style-name="codigo"><text:s text:c="2"/>ellipse(fondoX,50,10,10);</text:p>
      <text:p text:style-name="codigo"><text:s text:c="2"/>fondoX = fondoX - 1;</text:p>
      <text:p text:style-name="codigo">}</text:p>
      <text:h text:style-name="Heading_20_3" text:outline-level="3">Cuando desaparece por la izquierda reaparece por la derecha</text:h>
      <text:p text:style-name="Text_20_body">El problema del programa anterior es que una vez que el círculo ha pasado de derecha a izquierda, se sale de la ventana y no lo vemos. Vamos a usarl de nuevo la estructura condicional. Cuando el valor de <text:span text:style-name="c_5f_codigo">fondoX</text:span> sea menor que cero, lo cambiamos por la anchura de la pantalla que me la da la variable <text:span text:style-name="c_5f_codigo">width</text:span>. De esta forma, cuando el círculo se pierda por la izquierda, volverá a salir por la derecha</text:p>
      <text:p text:style-name="Text_20_body"/>
      <text:p text:style-name="codigo"><text:soft-page-break/>int fondoX;</text:p>
      <text:p text:style-name="codigo"/>
      <text:p text:style-name="codigo">void setup(){</text:p>
      <text:p text:style-name="codigo"><text:s text:c="2"/>size(300,300);</text:p>
      <text:p text:style-name="codigo"><text:s text:c="2"/>noStroke();</text:p>
      <text:p text:style-name="codigo"><text:s text:c="2"/>fondoX = width;</text:p>
      <text:p text:style-name="codigo">}</text:p>
      <text:p text:style-name="codigo"/>
      <text:p text:style-name="codigo">void draw(){</text:p>
      <text:p text:style-name="codigo"><text:s text:c="2"/>background(255);</text:p>
      <text:p text:style-name="codigo"><text:s text:c="2"/>fill(255,0,0);</text:p>
      <text:p text:style-name="codigo"><text:s text:c="2"/>ellipse(fondoX,50,10,10);</text:p>
      <text:p text:style-name="codigo"><text:s text:c="2"/>fondoX = fondoX – 1;</text:p>
      <text:p text:style-name="codigo"><text:s text:c="2"/>if (fondoX &lt; 0){</text:p>
      <text:p text:style-name="codigo"><text:s text:c="4"/>fondoX = width;</text:p>
      <text:p text:style-name="codigo"><text:s text:c="2"/>}</text:p>
      <text:p text:style-name="codigo">}</text:p>
      <text:h text:style-name="Heading_20_3" text:outline-level="3">Ahora ponemos la imagen de fondo</text:h>
      <text:p text:style-name="Text_20_body">Cambiamos el círculo por el fondo. Para colocar una imagen primero tenemos que añadir la imagen al sketch. Luego lo cargamos en una variable de imagen en setup y la colocamos con la funcion image(). El ajuste para que cuando termina el fondo se vuelva a pintar es un poco más complejo que con un cículo. Una posible solución es pintar dos veces la imagen, para que no salga cortada.</text:p>
      <text:p text:style-name="codigo">int fondoX;</text:p>
      <text:p text:style-name="codigo">PImage fondo; // variable para guardar una imagen</text:p>
      <text:p text:style-name="codigo"/>
      <text:p text:style-name="codigo">void setup(){</text:p>
      <text:p text:style-name="codigo"><text:s text:c="2"/>size(200,225);</text:p>
      <text:p text:style-name="codigo"><text:s text:c="2"/>smooth();</text:p>
      <text:p text:style-name="codigo"><text:s text:c="2"/>fondoX = 0;</text:p>
      <text:p text:style-name="codigo"><text:s text:c="2"/>fondo = loadImage("fondo1.jpg"); // cargamos la imagen</text:p>
      <text:p text:style-name="codigo">}</text:p>
      <text:p text:style-name="codigo"/>
      <text:p text:style-name="codigo">void draw(){</text:p>
      <text:p text:style-name="codigo"><text:s text:c="2"/>background(255);</text:p>
      <text:p text:style-name="codigo"><text:s text:c="2"/>image(fondo,fondoX,0); //pintamos la imagen</text:p>
      <text:p text:style-name="codigo"><text:s text:c="2"/>image(fondo,fondoX+600,0);</text:p>
      <text:p text:style-name="codigo"><text:s text:c="2"/>fondoX = fondoX - 1;</text:p>
      <text:p text:style-name="codigo"><text:s text:c="2"/>if (fondoX &lt; -600){</text:p>
      <text:p text:style-name="codigo"><text:s text:c="4"/>fondoX = 0;</text:p>
      <text:p text:style-name="codigo"><text:s text:c="2"/>}</text:p>
      <text:p text:style-name="codigo">}</text:p>
      <text:h text:style-name="Heading_20_2" text:outline-level="2">Fondo que se va moviendo según el personaje avanza</text:h>
      <text:p text:style-name="Text_20_body">Otra posibilidad para nuestro juego es que nosotros controlemos el movimiento de avance o retroceso de nuestro personaje. En este caso también pintaremos al personaje en el centro de la pantalla y cuando queramos que se mueva, lo que haremos es mover el fondo. Para eso necesitamos leer el teclado vamos a considerar que la tecla A mueva al personaje hacia la izquierda y la tecla D hacia la derecha. Para leer el teclado, usaremos una funcion de processing que se llama keyPressed. Esta función se ejecuta cuando una tecla es pulsada. En ella comprobaremos qué tecla se ha pulsado y cambiaremos la posición del fondo.</text:p>
      <text:h text:style-name="Heading_20_3" text:outline-level="3"><text:soft-page-break/>Fondo con un cubo de personaje</text:h>
      <text:p text:style-name="Text_20_body">En este ejemplo hemos colocado una simple caja como personaje, para probar nuestro programa. Hemos tenido en cuenta que el personaje no pueda salirse del fondo.</text:p>
      <text:p text:style-name="codigo">int fondoX;</text:p>
      <text:p text:style-name="codigo">PImage fondo;</text:p>
      <text:p text:style-name="codigo"/>
      <text:p text:style-name="codigo">void setup(){</text:p>
      <text:p text:style-name="codigo"><text:s text:c="2"/>size(200,200);</text:p>
      <text:p text:style-name="codigo"><text:s text:c="2"/>smooth();</text:p>
      <text:p text:style-name="codigo"><text:s text:c="2"/>fondoX = 0;</text:p>
      <text:p text:style-name="codigo"><text:s text:c="2"/>fondo = loadImage("fondo2.jpg");</text:p>
      <text:p text:style-name="codigo">}</text:p>
      <text:p text:style-name="codigo"/>
      <text:p text:style-name="codigo">void draw(){</text:p>
      <text:p text:style-name="codigo"><text:s text:c="2"/>background(255);</text:p>
      <text:p text:style-name="codigo"><text:s text:c="2"/>image(fondo,fondoX,0); //pintamos el fondo</text:p>
      <text:p text:style-name="codigo"><text:s text:c="2"/>rectMode(CENTER);</text:p>
      <text:p text:style-name="codigo"><text:s text:c="2"/>rect(width/2,160,20,20); //pintamos el personaje caja</text:p>
      <text:p text:style-name="codigo"><text:tab/>//comprobamos si el personaje se sale del fondo</text:p>
      <text:p text:style-name="codigo"><text:s text:c="2"/>if (fondoX &gt; 0){</text:p>
      <text:p text:style-name="codigo"><text:s text:c="4"/>fondoX = 0;</text:p>
      <text:p text:style-name="codigo"><text:s text:c="2"/>}</text:p>
      <text:p text:style-name="codigo"><text:s text:c="2"/>if (fondoX &lt; -714){</text:p>
      <text:p text:style-name="codigo"><text:s text:c="4"/>fondoX = -714;</text:p>
      <text:p text:style-name="codigo"><text:s text:c="2"/>}</text:p>
      <text:p text:style-name="codigo">}</text:p>
      <text:p text:style-name="codigo"/>
      <text:p text:style-name="codigo">void keyPressed(){</text:p>
      <text:p text:style-name="codigo"><text:s text:c="2"/>if (key=='a'){</text:p>
      <text:p text:style-name="codigo"><text:s text:c="4"/>fondoX = fondoX + 2;</text:p>
      <text:p text:style-name="codigo"><text:s text:c="2"/>}</text:p>
      <text:p text:style-name="codigo"><text:s text:c="4"/>if (key=='d'){</text:p>
      <text:p text:style-name="codigo"><text:s text:c="4"/>fondoX = fondoX - 2;</text:p>
      <text:p text:style-name="codigo"><text:s text:c="2"/>}</text:p>
      <text:p text:style-name="codigo">}</text:p>
      <text:h text:style-name="Heading_20_3" text:outline-level="3">Fondo con imagen de personaje</text:h>
      <text:p text:style-name="Text_20_body">En este segundo ejemplo, hemos puesto un personaje. Fíjate que hemos tenido que incluir dos imágenes distintas, según si el personaje mira a la derecha o a la izquierda. Dependiendo del último movimiento, lo pintaremos mirando hacia un lado o hacia el otro.</text:p>
      <text:p text:style-name="codigo">int fondoX;</text:p>
      <text:p text:style-name="codigo">PImage fondo, perAv, perRet;</text:p>
      <text:p text:style-name="codigo">boolean avanzar = true;</text:p>
      <text:p text:style-name="codigo"/>
      <text:p text:style-name="codigo">void setup(){</text:p>
      <text:p text:style-name="codigo"><text:s text:c="2"/>size(200,200);</text:p>
      <text:p text:style-name="codigo"><text:s text:c="2"/>smooth();</text:p>
      <text:p text:style-name="codigo"><text:s text:c="2"/>fondoX = 0;</text:p>
      <text:p text:style-name="codigo"><text:s text:c="2"/>fondo = loadImage("fondo2.jpg");</text:p>
      <text:p text:style-name="codigo"><text:s text:c="2"/>perAv = loadImage("personaje1.png");</text:p>
      <text:p text:style-name="codigo"><text:s text:c="2"/>perRet = loadImage("personaje1b.png");</text:p>
      <text:p text:style-name="codigo">}</text:p>
      <text:p text:style-name="codigo"><text:soft-page-break/></text:p>
      <text:p text:style-name="codigo">void draw(){</text:p>
      <text:p text:style-name="codigo"><text:s text:c="2"/>background(255);</text:p>
      <text:p text:style-name="codigo"><text:s text:c="2"/>imageMode(CORNER);</text:p>
      <text:p text:style-name="codigo"><text:s text:c="2"/>image(fondo,fondoX,0); //pintamos el fondo</text:p>
      <text:p text:style-name="codigo"><text:s text:c="2"/>imageMode(CENTER);</text:p>
      <text:p text:style-name="codigo"><text:s text:c="2"/>if (avanzar) {</text:p>
      <text:p text:style-name="codigo"><text:s text:c="4"/>image(perAv,width/2,160);</text:p>
      <text:p text:style-name="codigo"><text:s text:c="2"/>} else {</text:p>
      <text:p text:style-name="codigo"><text:s text:c="4"/>image(perRet,width/2,160);</text:p>
      <text:p text:style-name="codigo"><text:s text:c="2"/>}</text:p>
      <text:p text:style-name="codigo"><text:s text:c="2"/>if (fondoX &gt; 0){</text:p>
      <text:p text:style-name="codigo"><text:s text:c="4"/>fondoX = 0;</text:p>
      <text:p text:style-name="codigo"><text:s text:c="2"/>}</text:p>
      <text:p text:style-name="codigo"><text:s text:c="2"/>if (fondoX &lt; -714){</text:p>
      <text:p text:style-name="codigo"><text:s text:c="4"/>fondoX = -714;</text:p>
      <text:p text:style-name="codigo"><text:s text:c="2"/>}</text:p>
      <text:p text:style-name="codigo">}</text:p>
      <text:p text:style-name="codigo"/>
      <text:p text:style-name="codigo">void keyPressed(){</text:p>
      <text:p text:style-name="codigo"><text:s text:c="2"/>if (key=='a'){</text:p>
      <text:p text:style-name="codigo"><text:s text:c="4"/>fondoX = fondoX + 2;</text:p>
      <text:p text:style-name="codigo"><text:s text:c="4"/>avanzar = false;</text:p>
      <text:p text:style-name="codigo"><text:s text:c="2"/>}</text:p>
      <text:p text:style-name="codigo"><text:s text:c="4"/>if (key=='d'){</text:p>
      <text:p text:style-name="codigo"><text:s text:c="4"/>fondoX = fondoX - 2;</text:p>
      <text:p text:style-name="codigo"><text:s text:c="4"/>avanzar = true;</text:p>
      <text:p text:style-name="codigo"><text:s text:c="2"/>}</text:p>
      <text:p text:style-name="cod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mily-generic="swiss"/>
    <style:font-face style:name="FreeSans2" svg:font-family="FreeSans" style:font-family-generic="swiss"/>
    <style:font-face style:name="Liberation Mono" svg:font-family="'Liberation Mono'" style:font-family-generic="modern" style:font-pitch="fixed"/>
    <style:font-face style:name="Arial2" svg:font-family="Arial"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roid Sans" svg:font-family="'Droid Sans'"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s" fo:country="ES" style:letter-kerning="true" style:font-name-asian="Droid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roid Sans" style:font-size-asian="14pt" style:font-name-complex="FreeSans1" style:font-size-complex="14pt"/>
    </style:style>
    <style:style style:name="Text_20_body" style:display-name="Text body" style:family="paragraph" style:parent-style-name="Standard" style:class="text">
      <style:paragraph-properties fo:margin="100%" fo:margin-left="2cm" fo:margin-right="0cm" fo:margin-top="0.101cm" fo:margin-bottom="0.21cm" fo:text-indent="0cm" style:auto-text-indent="false"/>
    </style:style>
    <style:style style:name="List" style:family="paragraph" style:parent-style-name="Text_20_body" style:class="list">
      <style:text-properties style:font-name="Arial"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2"/>
    </style:style>
    <style:style style:name="Heading_20_1" style:display-name="Heading 1" style:family="paragraph" style:parent-style-name="Heading" style:next-style-name="Text_20_body" style:default-outline-level="1" style:class="text">
      <style:paragraph-properties fo:margin-top="0.4cm" fo:margin-bottom="0.199cm"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99cm" fo:margin-bottom="0.199cm"/>
      <style:text-properties fo:font-size="14pt" fo:font-style="italic" fo:font-weight="bold" style:font-size-asian="14pt" style:font-style-asian="italic" style:font-weight-asian="bold" style:font-size-complex="14pt" style:font-style-complex="italic" style:font-weight-complex="normal"/>
    </style:style>
    <style:style style:name="codigo" style:family="paragraph" style:parent-style-name="Text_20_body">
      <style:paragraph-properties fo:margin="100%" fo:margin-left="1.499cm" fo:margin-right="0cm" fo:margin-top="0cm" fo:margin-bottom="0cm" fo:text-indent="0cm" style:auto-text-indent="false"/>
      <style:text-properties style:font-name="Liberation Mono"/>
    </style:style>
    <style:style style:name="Heading_20_3" style:display-name="Heading 3" style:family="paragraph" style:parent-style-name="Heading" style:next-style-name="Text_20_body" style:default-outline-level="3" style:class="text">
      <style:paragraph-properties fo:margin="100%" fo:margin-left="0.76cm" fo:margin-right="0cm" fo:margin-top="0.199cm" fo:margin-bottom="0.101cm" fo:text-indent="0cm" style:auto-text-indent="false"/>
      <style:text-properties fo:font-size="12pt" fo:font-weight="bold" style:font-size-asian="14pt" style:font-weight-asian="bold" style:font-size-complex="14pt" style:font-weight-complex="600"/>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FreeSans" fo:font-size="44pt" fo:font-style="normal" fo:text-shadow="none" style:text-underline-style="none" fo:font-weight="normal" style:letter-kerning="true" style:font-name-asian="FreeSans" style:font-size-asian="44pt" style:font-style-asian="normal" style:font-weight-asian="normal" style:font-name-complex="FreeSans"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FreeSans" fo:font-size="18pt" style:letter-kerning="true"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FreeSans" fo:font-size="44pt" fo:font-style="normal" fo:text-shadow="none" style:text-underline-style="none" fo:font-weight="normal" style:letter-kerning="true" style:font-name-asian="FreeSans" style:font-size-asian="44pt" style:font-style-asian="normal" style:font-weight-asian="normal" style:font-name-complex="FreeSans"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_5f_codigo" style:display-name="c_codigo" style:family="text">
      <style:text-properties style:font-name="Liberation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íctor Manuel Sánchez Artigas</meta:initial-creator>
    <meta:creation-date>2014-12-26T17:00:55</meta:creation-date>
    <dc:date>2014-12-27T11:13:55</dc:date>
    <dc:creator>Víctor Manuel Sánchez Artigas</dc:creator>
    <meta:editing-duration>PT2H34M33S</meta:editing-duration>
    <meta:editing-cycles>18</meta:editing-cycles>
    <meta:generator>LibreOffice/3.5$Linux_X86_64 LibreOffice_project/350m1$Build-2</meta:generator>
    <meta:document-statistic meta:table-count="0" meta:image-count="0" meta:object-count="0" meta:page-count="5" meta:paragraph-count="173" meta:word-count="1039" meta:character-count="6592" meta:non-whitespace-character-count="5507"/>
  </office:meta>
</office:document-meta>
</file>